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erminal DEFINICIONES,DOSPUNTO, PUNTOCOMA, BARRA, PIE, TITULO, EJEX, EJEY, ETIQUETAS, VALORES, UNIR, TIPO,TOTAL, EXTRA, EJECUTAR, ESPACIOS, COMENTARIOS, <text:s/>PARENTESISABIERTO, PARENTESISCERRADO, LLAVESABIERTO, LLAVESCERRADO, CORCHETESABIERTO, CORCHETESCERRADO, PUNTO, COMA, SUMA, RESTA, MULTIPLICACION, DIVISION, ERROR;</text:p>
      <text:p text:style-name="Standard">terminal Double <text:s/>ENTEROS,DECIMAL;</text:p>
      <text:p text:style-name="Standard">terminal String CADENAS, PORCENTAJE, CANTIDAD;</text:p>
      <text:p text:style-name="Standard"/>
      <text:p text:style-name="Standard">// seccion de no termimales</text:p>
      <text:p text:style-name="Standard">non terminal s, sBarras, sBarrasSintaxis, sPie, sPieSintaxis,sUnir, sEjexSintaxis, sEjeySintaxis,sEjecutar;</text:p>
      <text:p text:style-name="Standard">non terminal Double valorNumerico;</text:p>
      <text:p text:style-name="Standard">non terminal Double sTipoNumero;</text:p>
      <text:p text:style-name="Standard">non terminal String sTipo;</text:p>
      <text:p text:style-name="Standard">// para los operadores aritmeticos se tiene una precedencia:</text:p>
      <text:p text:style-name="Standard">precedence left <text:s/>SUMA, RESTA;</text:p>
      <text:p text:style-name="Standard">precedence left <text:s/>MULTIPLICACION, DIVISION;</text:p>
      <text:p text:style-name="Standard"/>
      <text:p text:style-name="Standard">//estado inicial del analizador sintactico</text:p>
      <text:p text:style-name="Standard">start with s;</text:p>
      <text:p text:style-name="Standard"/>
      <text:p text:style-name="Standard">s ::=</text:p>
      <text:p text:style-name="Standard"><text:s text:c="8"/>DEFINICIONES sBarras s</text:p>
      <text:p text:style-name="Standard"><text:s text:c="4"/>| <text:s text:c="2"/>DEFINICIONES sPie s</text:p>
      <text:p text:style-name="Standard"><text:s text:c="4"/>| <text:s text:c="2"/>EJECUTAR sEjecutar s</text:p>
      <text:p text:style-name="Standard"><text:s text:c="4"/>|// nada</text:p>
      <text:p text:style-name="Standard">;</text:p>
      <text:p text:style-name="Standard">// estado general de las barras</text:p>
      <text:p text:style-name="Standard">sBarras ::=</text:p>
      <text:p text:style-name="Standard"><text:s text:c="3"/>BARRA:b LLAVESABIERTO sBarrasSintaxis LLAVESCERRADO {: graficas.agregarGrafica(1, bleft, bright);:}</text:p>
      <text:p text:style-name="Standard">;</text:p>
      <text:p text:style-name="Standard"/>
      <text:p text:style-name="Standard">sBarrasSintaxis ::=</text:p>
      <text:p text:style-name="Standard"><text:s text:c="8"/>TITULO DOSPUNTO CADENAS:c PUNTOCOMA sBarrasSintaxis{: graficas.agregarTexto(c, 1, cleft, cright); :}</text:p>
      <text:p text:style-name="Standard"><text:s text:c="4"/>| <text:s/>EJEX:x DOSPUNTO CORCHETESABIERTO sEjexSintaxis CORCHETESCERRADO PUNTOCOMA sBarrasSintaxis <text:s text:c="2"/>{:graficas.ingresoCadena(1,xleft,xright);:}</text:p>
      <text:p text:style-name="Standard"><text:s text:c="4"/>| EJEY:y DOSPUNTO CORCHETESABIERTO sEjeySintaxis CORCHETESCERRADO PUNTOCOMA sBarrasSintaxis <text:s/>{: graficas.asignarNumeros(1, yleft, yright); :}</text:p>
      <text:p text:style-name="Standard"><text:s text:c="4"/>| UNIR:u DOSPUNTO CORCHETESABIERTO sUnir CORCHETESCERRADO PUNTOCOMA sBarrasSintaxis {: graficas.crearUniones(1, uleft, uright); :}</text:p>
      <text:p text:style-name="Standard"><text:s text:c="4"/>| // epsilon</text:p>
      <text:p text:style-name="Standard">;</text:p>
      <text:p text:style-name="Standard"/>
      <text:p text:style-name="Standard">sPie ::=</text:p>
      <text:p text:style-name="Standard"><text:s text:c="4"/>PIE:p LLAVESABIERTO sPieSintaxis LLAVESCERRADO{: graficas.agregarGrafica(2, pleft, pright);:}</text:p>
      <text:p text:style-name="Standard"><text:soft-page-break/>;</text:p>
      <text:p text:style-name="Standard">sPieSintaxis ::=</text:p>
      <text:p text:style-name="Standard"><text:s text:c="8"/>TITULO DOSPUNTO CADENAS:c PUNTOCOMA sPieSintaxis <text:s/>{: graficas.agregarTexto(c, 2, cleft, cright); :}</text:p>
      <text:p text:style-name="Standard"><text:s text:c="4"/>| <text:s/>TIPO <text:s text:c="2"/>DOSPUNTO sTipo:c <text:s text:c="2"/>PUNTOCOMA sPieSintaxis <text:s/>{: graficas.agregarTexto(c, 3, cleft, cright); :}</text:p>
      <text:p text:style-name="Standard"><text:s text:c="3"/><text:tab/>| ETIQUETAS:x DOSPUNTO CORCHETESABIERTO sEjexSintaxis CORCHETESCERRADO PUNTOCOMA sPieSintaxis {:graficas.ingresoCadena(2,xleft,xright);:}</text:p>
      <text:p text:style-name="Standard"><text:s text:c="4"/>| VALORES:y DOSPUNTO CORCHETESABIERTO sEjeySintaxis <text:s/>CORCHETESCERRADO PUNTOCOMA sPieSintaxis {: graficas.asignarNumeros(2, yleft, yright); :}</text:p>
      <text:p text:style-name="Standard"><text:s text:c="3"/><text:tab/>| TOTAL DOSPUNTO <text:s/>valorNumerico:e <text:s/>PUNTOCOMA sPieSintaxis {:RESULT = e; graficas.ingresoTotal(e, eleft, eright);:}</text:p>
      <text:p text:style-name="Standard"><text:s text:c="4"/>| UNIR:u DOSPUNTO CORCHETESABIERTO sUnir CORCHETESCERRADO PUNTOCOMA sPieSintaxis {: graficas.crearUniones(2, uleft, uright); :}</text:p>
      <text:p text:style-name="Standard"><text:s text:c="4"/>| <text:s/>EXTRA DOSPUNTO CADENAS:c PUNTOCOMA sPieSintaxis{: graficas.agregarTexto(c, 4, cleft, cright); :}</text:p>
      <text:p text:style-name="Standard"><text:s text:c="4"/>| // epsilon</text:p>
      <text:p text:style-name="Standard">;</text:p>
      <text:p text:style-name="Standard"/>
      <text:p text:style-name="Standard">sEjexSintaxis ::=</text:p>
      <text:p text:style-name="Standard"><text:s text:c="8"/>CADENAS:cadena COMA sEjexSintaxis {: graficas.agregarCadenas(cadena); :}</text:p>
      <text:p text:style-name="Standard"><text:s text:c="4"/>| <text:s/>CADENAS:cadena {: graficas.agregarCadenas(cadena); :}</text:p>
      <text:p text:style-name="Standard">;</text:p>
      <text:p text:style-name="Standard"/>
      <text:p text:style-name="Standard">sEjeySintaxis ::=</text:p>
      <text:p text:style-name="Standard"><text:s text:c="4"/>valorNumerico:e COMA sEjeySintaxis {:RESULT = e; graficas.agregarNumeros(e);:}</text:p>
      <text:p text:style-name="Standard"><text:s text:c="4"/>| valorNumerico:e <text:s/>{:RESULT = e; graficas.agregarNumeros(e);:}</text:p>
      <text:p text:style-name="Standard">;</text:p>
      <text:p text:style-name="Standard"/>
      <text:p text:style-name="Standard">sUnir::=</text:p>
      <text:p text:style-name="Standard"><text:s text:c="4"/>LLAVESABIERTO valorNumerico:entero1 COMA valorNumerico:entero2 LLAVESCERRADO COMA sUnir{:graficas.agregarEntero(entero1, entero2); :}</text:p>
      <text:p text:style-name="Standard"><text:s text:c="3"/>| LLAVESABIERTO valorNumerico:entero1 COMA valorNumerico:entero2 LLAVESCERRADO {: graficas.agregarEntero(entero1, entero2);:}</text:p>
      <text:p text:style-name="Standard">;</text:p>
      <text:p text:style-name="Standard"/>
      <text:p text:style-name="Standard"/>
      <text:p text:style-name="Standard">sTipo::=</text:p>
      <text:p text:style-name="Standard"><text:s text:c="4"/>CANTIDAD:c {:RESULT = c;:}</text:p>
      <text:p text:style-name="Standard"><text:s text:c="4"/>| PORCENTAJE:c{:RESULT = c;:}</text:p>
      <text:p text:style-name="Standard">;</text:p>
      <text:p text:style-name="Standard"/>
      <text:p text:style-name="Standard">sTipoNumero::=</text:p>
      <text:p text:style-name="Standard"><text:s text:c="8"/>ENTEROS:n {:RESULT = n;:}</text:p>
      <text:p text:style-name="Standard"><text:s text:c="4"/>| DECIMAL:d {:RESULT = d;:}</text:p>
      <text:p text:style-name="Standard">;</text:p>
      <text:p text:style-name="Standard"/>
      <text:p text:style-name="Standard"/>
      <text:p text:style-name="Standard"/>
      <text:p text:style-name="Standard"><text:soft-page-break/>valorNumerico::=</text:p>
      <text:p text:style-name="Standard"><text:s text:c="4"/>sTipoNumero:n {: RESULT = n; :}</text:p>
      <text:p text:style-name="Standard"><text:s text:c="8"/>| valorNumerico:e1 SUMA:o valorNumerico:e2</text:p>
      <text:p text:style-name="Standard"><text:s text:c="20"/>{: RESULT = e1 + e2;:}</text:p>
      <text:p text:style-name="Standard"><text:s text:c="8"/>|valorNumerico:e1 RESTA:o valorNumerico:e2</text:p>
      <text:p text:style-name="Standard"><text:s text:c="20"/>{: RESULT = e1 - e2;:}</text:p>
      <text:p text:style-name="Standard"><text:s text:c="8"/>| valorNumerico:e1 MULTIPLICACION:o valorNumerico:e2</text:p>
      <text:p text:style-name="Standard"><text:s text:c="20"/>{: RESULT = e1 * e2;:}</text:p>
      <text:p text:style-name="Standard"><text:s text:c="8"/>| <text:s/>valorNumerico:e1 DIVISION:o valorNumerico:e2</text:p>
      <text:p text:style-name="Standard"><text:s text:c="20"/>{: RESULT = e1 / e2;:}</text:p>
      <text:p text:style-name="Standard"><text:s text:c="8"/>| PARENTESISABIERTO valorNumerico:e PARENTESISCERRADO</text:p>
      <text:p text:style-name="Standard"><text:s text:c="20"/>{:RESULT = e;:}</text:p>
      <text:p text:style-name="Standard">;</text:p>
      <text:p text:style-name="Standard"/>
      <text:p text:style-name="Standard">sEjecutar::=</text:p>
      <text:p text:style-name="Standard"><text:s text:c="4"/>PARENTESISABIERTO CADENAS:c PARENTESISCERRADO PUNTOCOMA {:graficas.agregarEjecucion(c, cleft, cright); :}</text:p>
      <text:p text:style-name="Standard"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4:30:30.028206602</meta:creation-date>
    <dc:date>2022-03-01T14:30:58.202552117</dc:date>
    <meta:editing-duration>PT28S</meta:editing-duration>
    <meta:editing-cycles>1</meta:editing-cycles>
    <meta:document-statistic meta:table-count="0" meta:image-count="0" meta:object-count="0" meta:page-count="3" meta:paragraph-count="79" meta:word-count="404" meta:character-count="4012" meta:non-whitespace-character-count="3379"/>
    <meta:generator>LibreOffice/7.2.5.2$Linux_X86_64 LibreOffice_project/20$Build-2</meta:generator>
  </office:meta>
</office:document-meta>
</file>